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937in"/>
    </style:style>
    <style:style style:name="co3" style:family="table-column">
      <style:table-column-properties fo:break-before="auto" style:column-width="2.1547in"/>
    </style:style>
    <style:style style:name="co4" style:family="table-column">
      <style:table-column-properties fo:break-before="auto" style:column-width="2.2402in"/>
    </style:style>
    <style:style style:name="co5" style:family="table-column">
      <style:table-column-properties fo:break-before="auto" style:column-width="3.3953in"/>
    </style:style>
    <style:style style:name="co6" style:family="table-column">
      <style:table-column-properties fo:break-before="auto" style:column-width="1.3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Number of concurrent processes VS Time taken to get response" draw:style-name="gr1" draw:text-style-name="P1" svg:width="14.3732in" svg:height="4.1516in" svg:x="1.6161in" svg:y="3.1476in">
            <draw:object draw:notify-on-update-of-ranges="Sheet1.C3:Sheet1.C3 Sheet1.C4:Sheet1.C14 Sheet1.B4:Sheet1.B14 Sheet1.D3:Sheet1.D3 Sheet1.D4:Sheet1.D14 Sheet1.B4:Sheet1.B14 Sheet1.E3:Sheet1.E3 Sheet1.E4:Sheet1.E14 Sheet1.B4:Sheet1.B14 Sheet1.F3:Sheet1.F3 Sheet1.F4:Sheet1.F14 Sheet1.B4:Sheet1.B14 Sheet1.G3:Sheet1.G3 Sheet1.G4:Sheet1.G14 Sheet1.B4:Sheet1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Number of concurrent processes</text:p>
          </table:table-cell>
          <table:table-cell office:value-type="string" calcext:value-type="string">
            <text:p>Series 1</text:p>
          </table:table-cell>
          <table:table-cell office:value-type="string" calcext:value-type="string">
            <text:p>Series 2</text:p>
          </table:table-cell>
          <table:table-cell office:value-type="string" calcext:value-type="string">
            <text:p>Series 3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eries 1</text:p>
          </table:table-cell>
          <table:table-cell office:value-type="string" calcext:value-type="string">
            <text:p>Series 2</text:p>
          </table:table-cell>
          <table:table-cell office:value-type="string" calcext:value-type="string">
            <text:p>Series 3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eries 5</text:p>
          </table:table-cell>
          <table:table-cell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0.003" calcext:value-type="float">
            <text:p>0.00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24477196" calcext:value-type="float">
            <text:p>0.1324477196</text:p>
          </table:table-cell>
          <table:table-cell office:value-type="float" office:value="0.2430801392" calcext:value-type="float">
            <text:p>0.2430801392</text:p>
          </table:table-cell>
          <table:table-cell office:value-type="float" office:value="0.073341608" calcext:value-type="float">
            <text:p>0.073341608</text:p>
          </table:table-cell>
          <table:table-cell office:value-type="float" office:value="0.1125102043" calcext:value-type="float">
            <text:p>0.1125102043</text:p>
          </table:table-cell>
          <table:table-cell office:value-type="float" office:value="0.0920000076" calcext:value-type="float">
            <text:p>0.0920000076</text:p>
          </table:table-cell>
          <table:table-cell office:value-type="float" office:value="0.06" calcext:value-type="float">
            <text:p>0.06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2" calcext:value-type="float">
            <text:p>0.092</text:p>
          </table:table-cell>
          <table:table-cell office:value-type="float" office:value="0.073" calcext:value-type="float">
            <text:p>0.073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52239418" calcext:value-type="float">
            <text:p>0.052239418</text:p>
          </table:table-cell>
          <table:table-cell office:value-type="float" office:value="0.098736763" calcext:value-type="float">
            <text:p>0.098736763</text:p>
          </table:table-cell>
          <table:table-cell office:value-type="float" office:value="0.129642725" calcext:value-type="float">
            <text:p>0.129642725</text:p>
          </table:table-cell>
          <table:table-cell office:value-type="float" office:value="0.1176111698" calcext:value-type="float">
            <text:p>0.1176111698</text:p>
          </table:table-cell>
          <table:table-cell office:value-type="float" office:value="0.1441619396" calcext:value-type="float">
            <text:p>0.1441619396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33" calcext:value-type="float">
            <text:p>0.133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4" calcext:value-type="float">
            <text:p>0.084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971806049" calcext:value-type="float">
            <text:p>0.0971806049</text:p>
          </table:table-cell>
          <table:table-cell office:value-type="float" office:value="0.1299152374" calcext:value-type="float">
            <text:p>0.1299152374</text:p>
          </table:table-cell>
          <table:table-cell office:value-type="float" office:value="0.1754777431" calcext:value-type="float">
            <text:p>0.1754777431</text:p>
          </table:table-cell>
          <table:table-cell office:value-type="float" office:value="0.1319279671" calcext:value-type="float">
            <text:p>0.1319279671</text:p>
          </table:table-cell>
          <table:table-cell office:value-type="float" office:value="0.1146559715" calcext:value-type="float">
            <text:p>0.1146559715</text:p>
          </table:table-cell>
          <table:table-cell office:value-type="float" office:value="0.207" calcext:value-type="float">
            <text:p>0.207</text:p>
          </table:table-cell>
          <table:table-cell office:value-type="float" office:value="0.163" calcext:value-type="float">
            <text:p>0.163</text:p>
          </table:table-cell>
          <table:table-cell office:value-type="float" office:value="0.15" calcext:value-type="float">
            <text:p>0.15</text:p>
          </table:table-cell>
          <table:table-cell office:value-type="float" office:value="0.183" calcext:value-type="float">
            <text:p>0.183</text:p>
          </table:table-cell>
          <table:table-cell office:value-type="float" office:value="0.196" calcext:value-type="float">
            <text:p>0.196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658470631" calcext:value-type="float">
            <text:p>0.1658470631</text:p>
          </table:table-cell>
          <table:table-cell office:value-type="float" office:value="0.1187105179" calcext:value-type="float">
            <text:p>0.1187105179</text:p>
          </table:table-cell>
          <table:table-cell table:number-columns-repeated="2" office:value-type="float" office:value="0.0571773052" calcext:value-type="float">
            <text:p>0.0571773052</text:p>
          </table:table-cell>
          <table:table-cell office:value-type="float" office:value="0.0285654068" calcext:value-type="float">
            <text:p>0.0285654068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6" calcext:value-type="float">
            <text:p>0.236</text:p>
          </table:table-cell>
          <table:table-cell office:value-type="float" office:value="0.212" calcext:value-type="float">
            <text:p>0.212</text:p>
          </table:table-cell>
          <table:table-cell office:value-type="float" office:value="0.198" calcext:value-type="float">
            <text:p>0.198</text:p>
          </table:table-cell>
          <table:table-cell office:value-type="float" office:value="0.252" calcext:value-type="float">
            <text:p>0.252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2996768951" calcext:value-type="float">
            <text:p>0.2996768951</text:p>
          </table:table-cell>
          <table:table-cell office:value-type="float" office:value="0.1139423847" calcext:value-type="float">
            <text:p>0.1139423847</text:p>
          </table:table-cell>
          <table:table-cell table:formula="of:=[.C9]-[.D9]" office:value-type="float" office:value="0.1857345104" calcext:value-type="float">
            <text:p>0.1857345104</text:p>
          </table:table-cell>
          <table:table-cell table:formula="of:=2*[.E9]-[.C9]" office:value-type="float" office:value="0.0717921257" calcext:value-type="float">
            <text:p>0.0717921257</text:p>
          </table:table-cell>
          <table:table-cell table:formula="of:=[.F9]+[.E9]" office:value-type="float" office:value="0.2575266361" calcext:value-type="float">
            <text:p>0.2575266361</text:p>
          </table:table-cell>
          <table:table-cell office:value-type="float" office:value="0.327" calcext:value-type="float">
            <text:p>0.327</text:p>
          </table:table-cell>
          <table:table-cell office:value-type="float" office:value="0.297" calcext:value-type="float">
            <text:p>0.297</text:p>
          </table:table-cell>
          <table:table-cell table:formula="of:=[.I9]-[.J4]" office:value-type="float" office:value="0.294" calcext:value-type="float">
            <text:p>0.294</text:p>
          </table:table-cell>
          <table:table-cell table:formula="of:=[.K8]+[.J7]" office:value-type="float" office:value="0.348" calcext:value-type="float">
            <text:p>0.348</text:p>
          </table:table-cell>
          <table:table-cell table:formula="of:=[.K9]-[.H5]-[.I4]" office:value-type="float" office:value="0.285" calcext:value-type="float">
            <text:p>0.285</text:p>
          </table:table-cell>
          <table:table-cell/>
        </table:table-row>
        <table:table-row table:style-name="ro1" table:number-rows-repeated="9">
          <table:table-cell table:number-columns-repeated="13"/>
        </table:table-row>
        <table:table-row table:style-name="ro1">
          <table:table-cell table:number-columns-repeated="7"/>
          <table:table-cell>
            <draw:frame draw:z-index="1" draw:name="Number of concurrent processes VS Time taken to get response 1" draw:style-name="gr1" draw:text-style-name="P1" svg:width="14.8579in" svg:height="4.1516in" svg:x="1.7772in" svg:y="0in">
              <draw:object draw:notify-on-update-of-ranges="Sheet1.B4:Sheet1.B14 Sheet1.C3:Sheet1.C3 Sheet1.H4:Sheet1.H14 Sheet1.B4:Sheet1.B14 Sheet1.D3:Sheet1.D3 Sheet1.I4:Sheet1.I14 Sheet1.B4:Sheet1.B14 Sheet1.E3:Sheet1.E3 Sheet1.J4:Sheet1.J14 Sheet1.B4:Sheet1.B14 Sheet1.F3:Sheet1.F3 Sheet1.K4:Sheet1.K14 Sheet1.B4:Sheet1.B14 Sheet1.G3:Sheet1.G3 Sheet1.L4:Sheet1.L1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24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6T17:34:37.655875427</meta:creation-date>
    <dc:date>2022-11-06T19:36:49.780148927</dc:date>
    <meta:editing-duration>PT2H2M16S</meta:editing-duration>
    <meta:editing-cycles>1</meta:editing-cycles>
    <meta:document-statistic meta:table-count="1" meta:cell-count="78" meta:object-count="2"/>
    <meta:generator>LibreOffice/7.4.2.3$Linux_X86_64 LibreOffice_project/22949782292d40bc0751a2b0b2cf40927460a4f8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graphic-properties draw:stroke="dash" draw:stroke-dash="Dash_20_Dot_20_Dot_20__28_Rounded_29_" svg:stroke-color="#2a6099" svg:stroke-linecap="round"/>
      <style:text-properties fo:font-family="'Lohit Gujarati'" style:font-style-name="Regular" fo:font-size="13pt" fo:text-shadow="1pt 1pt" style:font-size-asian="13pt" style:font-size-complex="13pt"/>
    </style:style>
    <style:style style:name="ch3" style:family="chart">
      <style:graphic-properties draw:fill="solid" draw:fill-color="#ffffff"/>
      <style:text-properties fo:font-family="'Lohit Gujarati'" style:font-style-name="Regular"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aximum="5" chart:interval-maj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6.509cm" svg:height="10.546cm" xlink:href=".." xlink:type="simple" chart:class="chart:scatter" chart:style-name="ch1">
        <chart:title svg:x="11.014cm" svg:y="0.345cm" chart:style-name="ch2">
          <text:p>Number of concurrent processes VS Time taken to get response</text:p>
        </chart:title>
        <chart:legend chart:legend-position="end" svg:x="21.56cm" svg:y="1.703cm" style:legend-expansion="custom" svg:width="12.929cm" svg:height="0.598cm" style:legend-expansion-aspect-ratio="21.6204013377926" chart:style-name="ch3"/>
        <chart:plot-area chart:style-name="ch4" table:cell-range-address="Sheet1.B4:Sheet1.G14 Sheet1.C3:Sheet1.G3" chart:data-source-has-labels="row" svg:x="0.671cm" svg:y="1.291cm" svg:width="33.912cm" svg:height="8.628cm">
          <chart:coordinate-region svg:x="1.583cm" svg:y="1.491cm" svg:width="32.906cm" svg:height="7.781cm"/>
          <chart:axis chart:dimension="x" chart:name="primary-x" chart:style-name="ch5">
            <chart:title svg:x="15.228cm" svg:y="9.986cm" chart:style-name="ch6">
              <text:p>Number of concurrent processes</text:p>
            </chart:title>
          </chart:axis>
          <chart:axis chart:dimension="y" chart:name="primary-y" chart:style-name="ch7">
            <chart:title svg:x="0cm" svg:y="6.774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C4:Sheet1.C14" chart:label-cell-address="Sheet1.C3:Sheet1.C3" chart:class="chart:scatter">
            <chart:domain table:cell-range-address="Sheet1.B4:Sheet1.B14"/>
            <chart:data-point chart:repeated="11"/>
          </chart:series>
          <chart:series chart:style-name="ch11" chart:values-cell-range-address="Sheet1.D4:Sheet1.D14" chart:label-cell-address="Sheet1.D3:Sheet1.D3" chart:class="chart:scatter">
            <chart:data-point chart:repeated="11"/>
          </chart:series>
          <chart:series chart:style-name="ch12" chart:values-cell-range-address="Sheet1.E4:Sheet1.E14" chart:label-cell-address="Sheet1.E3:Sheet1.E3" chart:class="chart:scatter">
            <chart:data-point chart:repeated="11"/>
          </chart:series>
          <chart:series chart:style-name="ch13" chart:values-cell-range-address="Sheet1.F4:Sheet1.F14" chart:label-cell-address="Sheet1.F3:Sheet1.F3" chart:class="chart:scatter">
            <chart:data-point chart:repeated="11"/>
          </chart:series>
          <chart:series chart:style-name="ch14" chart:values-cell-range-address="Sheet1.G4:Sheet1.G14" chart:label-cell-address="Sheet1.G3:Sheet1.G3" chart:class="chart:scatte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ries 1</text:p>
                <draw:g>
                  <svg:desc>Sheet1.C3:Sheet1.C3</svg:desc>
                </draw:g>
              </table:table-cell>
              <table:table-cell office:value-type="string">
                <text:p>Series 2</text:p>
                <draw:g>
                  <svg:desc>Sheet1.D3:Sheet1.D3</svg:desc>
                </draw:g>
              </table:table-cell>
              <table:table-cell office:value-type="string">
                <text:p>Series 3</text:p>
                <draw:g>
                  <svg:desc>Sheet1.E3:Sheet1.E3</svg:desc>
                </draw:g>
              </table:table-cell>
              <table:table-cell office:value-type="string">
                <text:p>Series 4</text:p>
                <draw:g>
                  <svg:desc>Sheet1.F3:Sheet1.F3</svg:desc>
                </draw:g>
              </table:table-cell>
              <table:table-cell office:value-type="string">
                <text:p>Series 5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>0</text:p>
                <draw:g>
                  <svg:desc>Sheet1.B4:Sheet1.B14</svg:desc>
                </draw:g>
              </table:table-cell>
              <table:table-cell office:value-type="float" office:value="0">
                <text:p>0</text:p>
                <draw:g>
                  <svg:desc>Sheet1.C4:Sheet1.C14</svg:desc>
                </draw:g>
              </table:table-cell>
              <table:table-cell office:value-type="float" office:value="0">
                <text:p>0</text:p>
                <draw:g>
                  <svg:desc>Sheet1.D4:Sheet1.D14</svg:desc>
                </draw:g>
              </table:table-cell>
              <table:table-cell office:value-type="float" office:value="0">
                <text:p>0</text:p>
                <draw:g>
                  <svg:desc>Sheet1.E4:Sheet1.E14</svg:desc>
                </draw:g>
              </table:table-cell>
              <table:table-cell office:value-type="float" office:value="0">
                <text:p>0</text:p>
                <draw:g>
                  <svg:desc>Sheet1.F4:Sheet1.F14</svg:desc>
                </draw:g>
              </table:table-cell>
              <table:table-cell office:value-type="float" office:value="0">
                <text:p>0</text:p>
                <draw:g>
                  <svg:desc>Sheet1.G4:Sheet1.G14</svg:desc>
                </draw:g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.1324477196">
                <text:p>0.1324477196</text:p>
              </table:table-cell>
              <table:table-cell office:value-type="float" office:value="0.2430801392">
                <text:p>0.2430801392</text:p>
              </table:table-cell>
              <table:table-cell office:value-type="float" office:value="0.073341608">
                <text:p>0.073341608</text:p>
              </table:table-cell>
              <table:table-cell office:value-type="float" office:value="0.1125102043">
                <text:p>0.1125102043</text:p>
              </table:table-cell>
              <table:table-cell office:value-type="float" office:value="0.0920000076">
                <text:p>0.0920000076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052239418">
                <text:p>0.052239418</text:p>
              </table:table-cell>
              <table:table-cell office:value-type="float" office:value="0.098736763">
                <text:p>0.098736763</text:p>
              </table:table-cell>
              <table:table-cell office:value-type="float" office:value="0.129642725">
                <text:p>0.129642725</text:p>
              </table:table-cell>
              <table:table-cell office:value-type="float" office:value="0.1176111698">
                <text:p>0.1176111698</text:p>
              </table:table-cell>
              <table:table-cell office:value-type="float" office:value="0.1441619396">
                <text:p>0.1441619396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0971806049">
                <text:p>0.0971806049</text:p>
              </table:table-cell>
              <table:table-cell office:value-type="float" office:value="0.1299152374">
                <text:p>0.1299152374</text:p>
              </table:table-cell>
              <table:table-cell office:value-type="float" office:value="0.1754777431">
                <text:p>0.1754777431</text:p>
              </table:table-cell>
              <table:table-cell office:value-type="float" office:value="0.1319279671">
                <text:p>0.1319279671</text:p>
              </table:table-cell>
              <table:table-cell office:value-type="float" office:value="0.1146559715">
                <text:p>0.1146559715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1658470631">
                <text:p>0.1658470631</text:p>
              </table:table-cell>
              <table:table-cell office:value-type="float" office:value="0.1187105179">
                <text:p>0.1187105179</text:p>
              </table:table-cell>
              <table:table-cell office:value-type="float" office:value="0.0571773052">
                <text:p>0.0571773052</text:p>
              </table:table-cell>
              <table:table-cell office:value-type="float" office:value="0.0571773052">
                <text:p>0.0571773052</text:p>
              </table:table-cell>
              <table:table-cell office:value-type="float" office:value="0.0285654068">
                <text:p>0.0285654068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2996768951">
                <text:p>0.2996768951</text:p>
              </table:table-cell>
              <table:table-cell office:value-type="float" office:value="0.1139423847">
                <text:p>0.1139423847</text:p>
              </table:table-cell>
              <table:table-cell office:value-type="float" office:value="0.1857345104">
                <text:p>0.1857345104</text:p>
              </table:table-cell>
              <table:table-cell office:value-type="float" office:value="0.0717921257">
                <text:p>0.0717921257</text:p>
              </table:table-cell>
              <table:table-cell office:value-type="float" office:value="0.2575266361">
                <text:p>0.25752663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22949782292d40bc0751a2b0b2cf40927460a4f8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_20_Dot_20_Dot_20__28_Rounded_29_" draw:display-name="Dash Dot Dot (Rounded)" draw:style="round" draw:dots1="1" draw:dots1-length="201%" draw:dots2="2" draw:dots2-length="1%" draw:distance="199%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graphic-properties draw:stroke="dash" draw:stroke-dash="Dash_20_Dot_20_Dot_20__28_Rounded_29_" svg:stroke-color="#2a6099" svg:stroke-linecap="round"/>
      <style:text-properties fo:font-family="'Lohit Gujarati'" style:font-style-name="Regular" fo:font-size="13pt" fo:text-shadow="1pt 1pt" style:font-size-asian="13pt" style:font-size-complex="13pt"/>
    </style:style>
    <style:style style:name="ch3" style:family="chart">
      <style:graphic-properties draw:fill="solid" draw:fill-color="#ffffff"/>
      <style:text-properties fo:font-family="'Lohit Gujarati'" style:font-style-name="Regular"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interval-minor-divisor="2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7.74cm" svg:height="10.546cm" xlink:href=".." xlink:type="simple" chart:class="chart:scatter" chart:style-name="ch1">
        <chart:title svg:x="12.172cm" svg:y="0.345cm" chart:style-name="ch2">
          <text:p>Number of concurrent processes VS CPU usage percentage</text:p>
        </chart:title>
        <chart:legend chart:legend-position="end" svg:x="22.286cm" svg:y="1.703cm" style:legend-expansion="custom" svg:width="13.365cm" svg:height="0.598cm" style:legend-expansion-aspect-ratio="22.3494983277592" chart:style-name="ch3"/>
        <chart:plot-area chart:style-name="ch4" table:cell-range-address="Sheet1.B4:Sheet1.B14 Sheet1.C3:Sheet1.G3 Sheet1.H4:Sheet1.L14" chart:data-source-has-labels="row" svg:x="0.635cm" svg:y="1.292cm" svg:width="35.108cm" svg:height="8.626cm">
          <chart:coordinate-region svg:x="2.05cm" svg:y="1.491cm" svg:width="33.599cm" svg:height="7.78cm"/>
          <chart:axis chart:dimension="x" chart:name="primary-x" chart:style-name="ch5">
            <chart:title svg:x="15.79cm" svg:y="9.986cm" chart:style-name="ch6">
              <text:p>Number of concurrent processes</text:p>
            </chart:title>
          </chart:axis>
          <chart:axis chart:dimension="y" chart:name="primary-y" chart:style-name="ch7">
            <chart:title svg:x="0cm" svg:y="7.382cm" chart:style-name="ch8">
              <text:p>CPU Usage percentage</text:p>
            </chart:title>
            <chart:grid chart:style-name="ch9" chart:class="major"/>
          </chart:axis>
          <chart:series chart:style-name="ch10" chart:values-cell-range-address="Sheet1.H4:Sheet1.H14" chart:label-cell-address="Sheet1.C3:Sheet1.C3" chart:class="chart:scatter">
            <chart:domain table:cell-range-address="Sheet1.B4:Sheet1.B14"/>
            <chart:data-point chart:repeated="11"/>
          </chart:series>
          <chart:series chart:style-name="ch11" chart:values-cell-range-address="Sheet1.I4:Sheet1.I14" chart:label-cell-address="Sheet1.D3:Sheet1.D3" chart:class="chart:scatter">
            <chart:data-point chart:repeated="11"/>
          </chart:series>
          <chart:series chart:style-name="ch12" chart:values-cell-range-address="Sheet1.J4:Sheet1.J14" chart:label-cell-address="Sheet1.E3:Sheet1.E3" chart:class="chart:scatter">
            <chart:data-point chart:repeated="11"/>
          </chart:series>
          <chart:series chart:style-name="ch13" chart:values-cell-range-address="Sheet1.K4:Sheet1.K14" chart:label-cell-address="Sheet1.F3:Sheet1.F3" chart:class="chart:scatter">
            <chart:data-point chart:repeated="11"/>
          </chart:series>
          <chart:series chart:style-name="ch14" chart:values-cell-range-address="Sheet1.L4:Sheet1.L14" chart:label-cell-address="Sheet1.G3:Sheet1.G3" chart:class="chart:scatte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ries 1</text:p>
                <draw:g>
                  <svg:desc>Sheet1.C3:Sheet1.C3</svg:desc>
                </draw:g>
              </table:table-cell>
              <table:table-cell office:value-type="string">
                <text:p>Series 2</text:p>
                <draw:g>
                  <svg:desc>Sheet1.D3:Sheet1.D3</svg:desc>
                </draw:g>
              </table:table-cell>
              <table:table-cell office:value-type="string">
                <text:p>Series 3</text:p>
                <draw:g>
                  <svg:desc>Sheet1.E3:Sheet1.E3</svg:desc>
                </draw:g>
              </table:table-cell>
              <table:table-cell office:value-type="string">
                <text:p>Series 4</text:p>
                <draw:g>
                  <svg:desc>Sheet1.F3:Sheet1.F3</svg:desc>
                </draw:g>
              </table:table-cell>
              <table:table-cell office:value-type="string">
                <text:p>Series 5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4:Sheet1.B14</svg:desc>
                </draw:g>
              </table:table-cell>
              <table:table-cell office:value-type="float" office:value="0.003">
                <text:p>0.003</text:p>
                <draw:g>
                  <svg:desc>Sheet1.H4:Sheet1.H14</svg:desc>
                </draw:g>
              </table:table-cell>
              <table:table-cell office:value-type="float" office:value="0.003">
                <text:p>0.003</text:p>
                <draw:g>
                  <svg:desc>Sheet1.I4:Sheet1.I14</svg:desc>
                </draw:g>
              </table:table-cell>
              <table:table-cell office:value-type="float" office:value="0.003">
                <text:p>0.003</text:p>
                <draw:g>
                  <svg:desc>Sheet1.J4:Sheet1.J14</svg:desc>
                </draw:g>
              </table:table-cell>
              <table:table-cell office:value-type="float" office:value="0.003">
                <text:p>0.003</text:p>
                <draw:g>
                  <svg:desc>Sheet1.K4:Sheet1.K14</svg:desc>
                </draw:g>
              </table:table-cell>
              <table:table-cell office:value-type="float" office:value="0.003">
                <text:p>0.003</text:p>
                <draw:g>
                  <svg:desc>Sheet1.L4:Sheet1.L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6">
                <text:p>0.06</text:p>
              </table:table-cell>
              <table:table-cell office:value-type="float" office:value="0.083">
                <text:p>0.083</text:p>
              </table:table-cell>
              <table:table-cell office:value-type="float" office:value="0.092">
                <text:p>0.092</text:p>
              </table:table-cell>
              <table:table-cell office:value-type="float" office:value="0.073">
                <text:p>0.07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133">
                <text:p>0.133</text:p>
              </table:table-cell>
              <table:table-cell office:value-type="float" office:value="0.086">
                <text:p>0.086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207">
                <text:p>0.207</text:p>
              </table:table-cell>
              <table:table-cell office:value-type="float" office:value="0.163">
                <text:p>0.163</text:p>
              </table:table-cell>
              <table:table-cell office:value-type="float" office:value="0.15">
                <text:p>0.15</text:p>
              </table:table-cell>
              <table:table-cell office:value-type="float" office:value="0.183">
                <text:p>0.183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233">
                <text:p>0.233</text:p>
              </table:table-cell>
              <table:table-cell office:value-type="float" office:value="0.236">
                <text:p>0.236</text:p>
              </table:table-cell>
              <table:table-cell office:value-type="float" office:value="0.212">
                <text:p>0.212</text:p>
              </table:table-cell>
              <table:table-cell office:value-type="float" office:value="0.198">
                <text:p>0.198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327">
                <text:p>0.327</text:p>
              </table:table-cell>
              <table:table-cell office:value-type="float" office:value="0.297">
                <text:p>0.297</text:p>
              </table:table-cell>
              <table:table-cell office:value-type="float" office:value="0.294">
                <text:p>0.294</text:p>
              </table:table-cell>
              <table:table-cell office:value-type="float" office:value="0.348">
                <text:p>0.348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22949782292d40bc0751a2b0b2cf40927460a4f8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_20_Dot_20_Dot_20__28_Rounded_29_" draw:display-name="Dash Dot Dot (Rounded)" draw:style="round" draw:dots1="1" draw:dots1-length="201%" draw:dots2="2" draw:dots2-length="1%" draw:distance="199%"/>
  </office:styles>
</office:document-styles>
</file>